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2cm" draw:marker-start-width="0.6cm" draw:marker-end="Arrow" draw:marker-end-width="0.8cm" draw:marker-end-center="true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ans Mono'" style:font-family-generic="modern" style:font-pitch="fixed"/>
    </style:style>
    <style:style style:name="P3" style:family="paragraph">
      <style:text-properties fo:font-family="'DejaVu Sans Mono'" style:font-family-generic="modern" style:font-pitch="fixed" fo:font-size="22pt" style:font-size-asian="22pt" style:font-size-complex="22pt"/>
    </style:style>
    <style:style style:name="T1" style:family="text">
      <style:text-properties fo:font-family="'DejaVu Sans Mono'" style:font-family-generic="modern" style:font-pitch="fixed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Node" draw:style-name="gr1" draw:text-style-name="P1" draw:layer="layout" svg:width="4.5cm" svg:height="8cm" draw:transform="rotate (-1.57079632679579) translate (19.789cm 5.5cm)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2" draw:layer="layout" svg:x1="2.369cm" svg:y1="11.951cm" svg:x2="27.369cm" svg:y2="11.951cm">
          <text:p/>
        </draw:line>
        <draw:frame draw:style-name="gr3" draw:text-style-name="P3" draw:layer="layout" svg:width="3.762cm" svg:height="1.153cm" svg:x="2.738cm" svg:y="10.498cm">
          <draw:text-box>
            <text:p><text:span text:style-name="T1">input()</text:span></text:p>
          </draw:text-box>
        </draw:frame>
        <draw:frame draw:style-name="gr3" draw:text-style-name="P3" draw:layer="layout" svg:width="4.227cm" svg:height="1.153cm" svg:x="23.273cm" svg:y="10.498cm">
          <draw:text-box>
            <text:p><text:span text:style-name="T1">output()</text:span></text:p>
          </draw:text-box>
        </draw:frame>
        <draw:frame draw:style-name="gr3" draw:text-style-name="P3" draw:layer="layout" svg:width="4.693cm" svg:height="1.153cm" svg:x="12.792cm" svg:y="12.347cm">
          <draw:text-box>
            <text:p><text:span text:style-name="T1">process()</text:span></text:p>
          </draw:text-box>
        </draw:frame>
        <draw:line draw:style-name="gr4" draw:text-style-name="P1" draw:layer="layout" svg:x1="18.789cm" svg:y1="7.736cm" svg:x2="25.789cm" svg:y2="7.736cm">
          <text:p/>
        </draw:line>
        <draw:line draw:style-name="gr4" draw:text-style-name="P1" draw:layer="layout" svg:x1="3.564cm" svg:y1="7.736cm" svg:x2="10.564cm" svg:y2="7.736cm">
          <text:p/>
        </draw:line>
        <draw:frame draw:style-name="gr3" draw:text-style-name="P3" draw:layer="layout" svg:width="7.021cm" svg:height="1.153cm" svg:x="12.328cm" svg:y="3.882cm">
          <draw:text-box>
            <text:p><text:span text:style-name="T1">DataFlow::Proc</text:span></text:p>
          </draw:text-box>
        </draw:frame>
      </draw:page>
      <draw:page draw:name="page2" draw:style-name="dp1" draw:master-page-name="Default">
        <draw:line draw:style-name="gr2" draw:text-style-name="P2" draw:layer="layout" svg:x1="2.369cm" svg:y1="11.951cm" svg:x2="27.369cm" svg:y2="11.951cm">
          <text:p/>
        </draw:line>
        <draw:frame draw:style-name="gr3" draw:text-style-name="P3" draw:layer="layout" svg:width="3.762cm" svg:height="1.153cm" svg:x="2.738cm" svg:y="10.498cm">
          <draw:text-box>
            <text:p><text:span text:style-name="T1">input()</text:span></text:p>
          </draw:text-box>
        </draw:frame>
        <draw:frame draw:style-name="gr3" draw:text-style-name="P3" draw:layer="layout" svg:width="4.227cm" svg:height="1.153cm" svg:x="23.273cm" svg:y="10.498cm">
          <draw:text-box>
            <text:p><text:span text:style-name="T1">output()</text:span></text:p>
          </draw:text-box>
        </draw:frame>
        <draw:frame draw:style-name="gr3" draw:text-style-name="P3" draw:layer="layout" svg:width="4.693cm" svg:height="1.153cm" svg:x="12.781cm" svg:y="12.347cm">
          <draw:text-box>
            <text:p><text:span text:style-name="T1">process()</text:span></text:p>
          </draw:text-box>
        </draw:frame>
        <draw:custom-shape draw:name="Node" draw:style-name="gr1" draw:text-style-name="P1" draw:layer="layout" svg:width="4.5cm" svg:height="5.5cm" draw:transform="rotate (-1.57079632679579) translate (9.065cm 5.5cm)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1" draw:layer="layout" svg:x1="8.38cm" svg:y1="7.737cm" svg:x2="10.304cm" svg:y2="7.777cm">
          <text:p/>
        </draw:line>
        <draw:custom-shape draw:name="Node" draw:style-name="gr1" draw:text-style-name="P1" draw:layer="layout" svg:width="4.5cm" svg:height="5.5cm" draw:transform="rotate (-1.57079632679579) translate (16.722cm 5.5cm)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1" draw:layer="layout" svg:x1="16.037cm" svg:y1="7.737cm" svg:x2="17.961cm" svg:y2="7.777cm">
          <text:p/>
        </draw:line>
        <draw:custom-shape draw:name="Node" draw:style-name="gr1" draw:text-style-name="P1" draw:layer="layout" svg:width="4.5cm" svg:height="5.5cm" draw:transform="rotate (-1.57079632679579) translate (24.38cm 5.419cm)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1" draw:layer="layout" svg:x1="23.695cm" svg:y1="7.656cm" svg:x2="25.619cm" svg:y2="7.696cm">
          <text:p/>
        </draw:line>
        <draw:frame draw:style-name="gr3" draw:text-style-name="P3" draw:layer="layout" svg:width="4.227cm" svg:height="1.153cm" svg:x="13.014cm" svg:y="3.577cm">
          <draw:text-box>
            <text:p><text:span text:style-name="T1">DataFlo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lexei Znamensky</meta:initial-creator>
    <meta:creation-date>2011-03-03T08:12:05</meta:creation-date>
    <meta:printed-by>Alexei Znamensky</meta:printed-by>
    <meta:print-date>2011-03-03T08:16:44</meta:print-date>
    <dc:date>2011-07-04T21:38:32</dc:date>
    <dc:creator>Alexei Znamensky</dc:creator>
    <meta:editing-duration>PT01H53M44S</meta:editing-duration>
    <meta:editing-cycles>3</meta:editing-cycles>
    <meta:generator>OpenOffice.org/3.2$Linux OpenOffice.org_project/320m19$Build-9505</meta:generator>
    <meta:document-statistic meta:object-count="19"/>
  </office:meta>
</office:document-meta>
</file>